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st-sh-mobile-enc</text:h>
      <text:p text:style-name="Text_20_body">Gst-sh-mobile-enc – encodes raw YUV image data to MPEG4/H264 video stream on SuperH environment using libshcodecs HW codec.</text:p>
      <text:h text:style-name="Heading_20_1" text:outline-level="1">Synopsis</text:h>
      <text:p text:style-name="Text_20_body"><text:tab/>Gstshvideoenc;</text:p>
      <text:h text:style-name="Heading_20_1" text:outline-level="1">Object hierarchy</text:h>
      <text:p text:style-name="Text_20_body">Gobject</text:p>
      <text:list xml:id="list210958662" text:style-name="L1">
        <text:list-item>
          <text:list>
            <text:list-item>
              <text:p text:style-name="P1">GstObject</text:p>
              <text:list>
                <text:list-item>
                  <text:p text:style-name="P1">GstElement</text:p>
                  <text:list>
                    <text:list-item>
                      <text:p text:style-name="P1">Gstshvideoenc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Properties</text:h>
      <text:p text:style-name="Quotations">“cntl-file”<text:tab/><text:tab/>string<text:tab/>: Read / Write</text:p>
      <text:h text:style-name="Heading_20_1" text:outline-level="1">Description</text:h>
      <text:p text:style-name="Text_20_body">This element is designed to use the HW video processing modules of the Renesas SuperH chipset to encode MPEG4/H264 video streams. This element is not usable in any other environments and it requires libshcodes HW codec to be installed.</text:p>
      <text:p text:style-name="Text_20_body">The encoding settings are defined in a control file, which is given to the encoder as a property.</text:p>
      <text:h text:style-name="Heading_20_2" text:outline-level="2">Example launch line</text:h>
      <text:p text:style-name="Text_20_body">gst-launch filesrc location=test.yuv ! <text:s/>gst-sh-mobile-enc cntl-file=m4v.ctl ! filesink location=test.m4v</text:p>
      <text:h text:style-name="Heading_20_1" text:outline-level="1">Synopsis</text:h>
      <text:h text:style-name="Heading_20_2" text:outline-level="2">Element information</text:h>
      <text:p text:style-name="Text_20_body">Plugin<text:tab/><text:tab/>gst-sh-mobile</text:p>
      <text:p text:style-name="Text_20_body">Author<text:tab/><text:tab/>Johannes Lahti &lt;<text:a xlink:type="simple" xlink:href="mailto:johannes.lahti@nomovok.com">johannes.lahti@nomovok.com</text:a>&gt;</text:p>
      <text:p text:style-name="Text_20_body">Class<text:tab/><text:tab/>Codec/Encoder/Video</text:p>
      <text:p text:style-name="Text_20_body"/>
      <text:h text:style-name="Heading_20_2" text:outline-level="2">Element pads</text:h>
      <text:p text:style-name="Text_20_body">Name<text:tab/><text:tab/>Sink</text:p>
      <text:p text:style-name="Text_20_body"><text:soft-page-break/>Direction<text:tab/>Sink</text:p>
      <text:p text:style-name="Text_20_body">Presence<text:tab/>Always</text:p>
      <text:p text:style-name="Text_20_body">Details<text:tab/><text:tab/>video/x-raw-yuv, format=(fourcc)NV12, width=(int)[48,720], height=(int)[48,576], <text:tab/><text:tab/><text:tab/>framerate=(fraction)[1,25] <text:tab/><text:tab/><text:tab/></text:p>
      <text:p text:style-name="Text_20_body"><text:tab/><text:tab/>video/x-raw-yuv, format=(fourcc)NV12, width=(int)[48,720], height=(int)[48,480], <text:tab/><text:tab/><text:tab/>framerate=(fraction)[1,30] </text:p>
      <text:p text:style-name="Text_20_body"/>
      <text:p text:style-name="Text_20_body">Name<text:tab/><text:tab/>Source</text:p>
      <text:p text:style-name="Text_20_body">Direction<text:tab/>Src</text:p>
      <text:p text:style-name="Text_20_body">Presence<text:tab/>Always</text:p>
      <text:p text:style-name="Text_20_body">Details<text:tab/><text:tab/>video/mpeg, width=(int)[48,720], height=(int)[48,576], framerate=(fraction)[1,25], <text:tab/><text:tab/><text:tab/>mpegversion=(int)4</text:p>
      <text:p text:style-name="Text_20_body"><text:tab/><text:tab/>video/mpeg, width=(int)[48,720], height=(int)[48,480], framerate=(fraction)[1,30], <text:tab/><text:tab/><text:tab/>mpegversion=(int)4</text:p>
      <text:p text:style-name="Text_20_body"><text:tab/><text:tab/>video/x-h264, width=(int)[48,720], height=(int)[48,576], framerate=(fraction)[1,25], <text:tab/><text:tab/><text:tab/>h264version=(int)h264, variant=(string)itu</text:p>
      <text:p text:style-name="Text_20_body"><text:tab/><text:tab/>video/x-h264, width=(int)[48,720], height=(int)[48,480], framerate=(fraction)[1,30], <text:tab/><text:tab/><text:tab/>h264version=(int)h264, variant=(string)itu</text:p>
      <text:h text:style-name="Heading_20_1" text:outline-level="1">Details</text:h>
      <text:h text:style-name="Heading_20_2" text:outline-level="2">Gstshvideoenc</text:h>
      <text:p text:style-name="Quotations">typedef struct _Gstshvideoenc Gstshvideoenc;</text:p>
      <text:p text:style-name="Text_20_body">Opaque data structure.</text:p>
      <text:h text:style-name="Heading_20_1" text:outline-level="1">Property details</text:h>
      <text:h text:style-name="Heading_20_2" text:outline-level="2">The “cntl-file” property</text:h>
      <text:p text:style-name="Quotations">“cntl-file”<text:tab/><text:tab/>string<text:tab/>: Read / Write</text:p>
      <text:p text:style-name="Text_20_body">Name of the encoding control file.</text:p>
      <text:p text:style-name="Text_20_body">Default value: NULL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1T21:09:17</meta:creation-date>
    <dc:date>2009-08-23T22:10:02</dc:date>
    <meta:editing-duration>PT49H00M46S</meta:editing-duration>
    <meta:editing-cycles>46</meta:editing-cycles>
    <meta:generator>OpenOffice.org/3.0$Linux OpenOffice.org_project/300m15$Build-9379</meta:generator>
    <meta:document-statistic meta:table-count="0" meta:image-count="0" meta:object-count="0" meta:page-count="2" meta:paragraph-count="43" meta:word-count="198" meta:character-count="1879"/>
    <meta:user-defined meta:name="Info 1"/>
    <meta:user-defined meta:name="Info 2"/>
    <meta:user-defined meta:name="Info 3"/>
    <meta:user-defined meta:name="Info 4"/>
  </office:meta>
</office:document-meta>
</file>